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323102433225956604"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103457613255607587"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8894203285477825424"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1141937970158595661"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8144683390988520618"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0"><text:span text:style-name="T2"/></text:p>
      <text:p text:style-name="P10"><text:span text:style-name="T2">Sun May 24, 2020 </text:span>5 miles<text:span text:style-name="T2"> <text:s/></text:span></text:p>
      <text:p text:style-name="P10"><text:span text:style-name="T2">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24T13:41:25.99</dc:date>
    <dc:creator>James Lombardi</dc:creator>
    <meta:editing-duration>P3DT18H28M</meta:editing-duration>
    <meta:editing-cycles>369</meta:editing-cycles>
    <meta:generator>OpenOffice/4.1.2$Win32 OpenOffice.org_project/412m3$Build-9782</meta:generator>
    <meta:document-statistic meta:table-count="0" meta:image-count="0" meta:object-count="0" meta:page-count="53" meta:paragraph-count="1409" meta:word-count="15508" meta:character-count="76763"/>
  </office:meta>
</office:document-meta>
</file>